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5" style:family="table">
      <style:table-properties style:width="28.769cm" fo:margin-left="0.014cm" fo:margin-right="0.007cm" fo:break-before="page" table:align="margins"/>
    </style:style>
    <style:style style:name="Tabelle5.A" style:family="table-column">
      <style:table-column-properties style:column-width="28.769cm" style:rel-column-width="65535*"/>
    </style:style>
    <style:style style:name="Tabelle5.A1" style:family="table-cell">
      <style:table-cell-properties fo:background-color="#c0c0c0" fo:padding="0.097cm" fo:border="0.05pt solid #000000">
        <style:background-image/>
      </style:table-cell-properties>
    </style:style>
    <style:style style:name="Tabelle4" style:family="table">
      <style:table-properties style:width="28.79cm" table:align="margins"/>
    </style:style>
    <style:style style:name="Tabelle4.A" style:family="table-column">
      <style:table-column-properties style:column-width="3.598cm" style:rel-column-width="8191*"/>
    </style:style>
    <style:style style:name="Tabelle4.H" style:family="table-column">
      <style:table-column-properties style:column-width="3.602cm" style:rel-column-width="8198*"/>
    </style:style>
    <style:style style:name="Tabelle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.H1" style:family="table-cell">
      <style:table-cell-properties fo:background-color="#c0c0c0" fo:padding="0.097cm" fo:border="0.05pt solid #000000">
        <style:background-image/>
      </style:table-cell-properties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none" fo:border-top="none" fo:border-bottom="0.05pt solid #000000"/>
    </style:style>
    <style:style style:name="Tabelle4.E2" style:family="table-cell">
      <style:table-cell-properties fo:padding="0.097cm" fo:border-left="0.05pt solid #000000" fo:border-right="none" fo:border-top="none" fo:border-bottom="0.05pt solid #000000"/>
    </style:style>
    <style:style style:name="Tabelle4.F2" style:family="table-cell">
      <style:table-cell-properties fo:padding="0.097cm" fo:border-left="0.05pt solid #000000" fo:border-right="none" fo:border-top="none" fo:border-bottom="0.05pt solid #000000"/>
    </style:style>
    <style:style style:name="Tabelle4.G2" style:family="table-cell">
      <style:table-cell-properties fo:padding="0.097cm" fo:border-left="0.05pt solid #000000" fo:border-right="none" fo:border-top="none" fo:border-bottom="0.05pt solid #000000"/>
    </style:style>
    <style:style style:name="Tabelle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B3" style:family="table-cell">
      <style:table-cell-properties fo:padding="0.097cm" fo:border-left="0.05pt solid #000000" fo:border-right="none" fo:border-top="none" fo:border-bottom="0.05pt solid #000000"/>
    </style:style>
    <style:style style:name="Tabelle4.C3" style:family="table-cell">
      <style:table-cell-properties fo:padding="0.097cm" fo:border-left="0.05pt solid #000000" fo:border-right="none" fo:border-top="none" fo:border-bottom="0.05pt solid #000000"/>
    </style:style>
    <style:style style:name="Tabelle4.D3" style:family="table-cell">
      <style:table-cell-properties fo:padding="0.097cm" fo:border-left="0.05pt solid #000000" fo:border-right="none" fo:border-top="none" fo:border-bottom="0.05pt solid #000000"/>
    </style:style>
    <style:style style:name="Tabelle4.E3" style:family="table-cell">
      <style:table-cell-properties fo:padding="0.097cm" fo:border-left="0.05pt solid #000000" fo:border-right="none" fo:border-top="none" fo:border-bottom="0.05pt solid #000000"/>
    </style:style>
    <style:style style:name="Tabelle4.F3" style:family="table-cell">
      <style:table-cell-properties fo:padding="0.097cm" fo:border-left="0.05pt solid #000000" fo:border-right="none" fo:border-top="none" fo:border-bottom="0.05pt solid #000000"/>
    </style:style>
    <style:style style:name="Tabelle4.G3" style:family="table-cell">
      <style:table-cell-properties fo:padding="0.097cm" fo:border-left="0.05pt solid #000000" fo:border-right="none" fo:border-top="none" fo:border-bottom="0.05pt solid #000000"/>
    </style:style>
    <style:style style:name="Tabelle4.H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4" style:family="table-cell">
      <style:table-cell-properties fo:padding="0.097cm" fo:border-left="0.05pt solid #000000" fo:border-right="none" fo:border-top="none" fo:border-bottom="0.05pt solid #000000"/>
    </style:style>
    <style:style style:name="Tabelle4.B4" style:family="table-cell">
      <style:table-cell-properties fo:padding="0.097cm" fo:border-left="0.05pt solid #000000" fo:border-right="none" fo:border-top="none" fo:border-bottom="0.05pt solid #000000"/>
    </style:style>
    <style:style style:name="Tabelle4.C4" style:family="table-cell">
      <style:table-cell-properties fo:padding="0.097cm" fo:border-left="0.05pt solid #000000" fo:border-right="none" fo:border-top="none" fo:border-bottom="0.05pt solid #000000"/>
    </style:style>
    <style:style style:name="Tabelle4.D4" style:family="table-cell">
      <style:table-cell-properties fo:padding="0.097cm" fo:border-left="0.05pt solid #000000" fo:border-right="none" fo:border-top="none" fo:border-bottom="0.05pt solid #000000"/>
    </style:style>
    <style:style style:name="Tabelle4.E4" style:family="table-cell">
      <style:table-cell-properties fo:padding="0.097cm" fo:border-left="0.05pt solid #000000" fo:border-right="none" fo:border-top="none" fo:border-bottom="0.05pt solid #000000"/>
    </style:style>
    <style:style style:name="Tabelle4.F4" style:family="table-cell">
      <style:table-cell-properties fo:padding="0.097cm" fo:border-left="0.05pt solid #000000" fo:border-right="none" fo:border-top="none" fo:border-bottom="0.05pt solid #000000"/>
    </style:style>
    <style:style style:name="Tabelle4.G4" style:family="table-cell">
      <style:table-cell-properties fo:padding="0.097cm" fo:border-left="0.05pt solid #000000" fo:border-right="none" fo:border-top="none" fo:border-bottom="0.05pt solid #000000"/>
    </style:style>
    <style:style style:name="Tabelle4.H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5" style:family="table-cell">
      <style:table-cell-properties fo:padding="0.097cm" fo:border-left="0.05pt solid #000000" fo:border-right="none" fo:border-top="none" fo:border-bottom="0.05pt solid #000000"/>
    </style:style>
    <style:style style:name="Tabelle4.B5" style:family="table-cell">
      <style:table-cell-properties fo:padding="0.097cm" fo:border-left="0.05pt solid #000000" fo:border-right="none" fo:border-top="none" fo:border-bottom="0.05pt solid #000000"/>
    </style:style>
    <style:style style:name="Tabelle4.C5" style:family="table-cell">
      <style:table-cell-properties fo:padding="0.097cm" fo:border-left="0.05pt solid #000000" fo:border-right="none" fo:border-top="none" fo:border-bottom="0.05pt solid #000000"/>
    </style:style>
    <style:style style:name="Tabelle4.D5" style:family="table-cell">
      <style:table-cell-properties fo:padding="0.097cm" fo:border-left="0.05pt solid #000000" fo:border-right="none" fo:border-top="none" fo:border-bottom="0.05pt solid #000000"/>
    </style:style>
    <style:style style:name="Tabelle4.E5" style:family="table-cell">
      <style:table-cell-properties fo:padding="0.097cm" fo:border-left="0.05pt solid #000000" fo:border-right="none" fo:border-top="none" fo:border-bottom="0.05pt solid #000000"/>
    </style:style>
    <style:style style:name="Tabelle4.F5" style:family="table-cell">
      <style:table-cell-properties fo:padding="0.097cm" fo:border-left="0.05pt solid #000000" fo:border-right="none" fo:border-top="none" fo:border-bottom="0.05pt solid #000000"/>
    </style:style>
    <style:style style:name="Tabelle4.G5" style:family="table-cell">
      <style:table-cell-properties fo:padding="0.097cm" fo:border-left="0.05pt solid #000000" fo:border-right="none" fo:border-top="none" fo:border-bottom="0.05pt solid #000000"/>
    </style:style>
    <style:style style:name="Tabelle4.H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3">#LWATCH#</text:p>
          </table:table-cell>
        </table:table-row>
      </table:table>
      <text:p text:style-name="P1"/>
      <text:p text:style-name="P1"/>
      <text:p text:style-name="P1">{{</text:p>
      <table:table table:name="Tabelle4" table:style-name="Tabelle4">
        <table:table-column table:style-name="Tabelle4.A" table:number-columns-repeated="7"/>
        <table:table-column table:style-name="Tabelle4.H"/>
        <table:table-row>
          <table:table-cell table:style-name="Tabelle4.A1" office:value-type="string">
            <text:p text:style-name="P2">#N1#.#LWATCH#</text:p>
          </table:table-cell>
          <table:table-cell table:style-name="Tabelle4.A1" office:value-type="string">
            <text:p text:style-name="P2">#N2#.#LWATCH#</text:p>
          </table:table-cell>
          <table:table-cell table:style-name="Tabelle4.A1" office:value-type="string">
            <text:p text:style-name="P2">#N3#.#LWATCH#</text:p>
          </table:table-cell>
          <table:table-cell table:style-name="Tabelle4.A1" office:value-type="string">
            <text:p text:style-name="P2">#N4#.#LWATCH#</text:p>
          </table:table-cell>
          <table:table-cell table:style-name="Tabelle4.A1" office:value-type="string">
            <text:p text:style-name="P2">#N5#.#LWATCH#</text:p>
          </table:table-cell>
          <table:table-cell table:style-name="Tabelle4.A1" office:value-type="string">
            <text:p text:style-name="P2">#N6#.#LWATCH#</text:p>
          </table:table-cell>
          <table:table-cell table:style-name="Tabelle4.A1" office:value-type="string">
            <text:p text:style-name="P2">#N7#.#LWATCH#</text:p>
          </table:table-cell>
          <table:table-cell table:style-name="Tabelle4.H1" office:value-type="string">
            <text:p text:style-name="P2">#N8#.#LWATCH#</text:p>
          </table:table-cell>
        </table:table-row>
        <table:table-row>
          <table:table-cell table:style-name="Tabelle4.A4" office:value-type="string">
            <text:p text:style-name="P2">#LENGTH1#</text:p>
          </table:table-cell>
          <table:table-cell table:style-name="Tabelle4.B4" office:value-type="string">
            <text:p text:style-name="P2">#LENGTH2#</text:p>
          </table:table-cell>
          <table:table-cell table:style-name="Tabelle4.C4" office:value-type="string">
            <text:p text:style-name="P2">#LENGTH3#</text:p>
          </table:table-cell>
          <table:table-cell table:style-name="Tabelle4.D4" office:value-type="string">
            <text:p text:style-name="P2">#LENGTH4#</text:p>
          </table:table-cell>
          <table:table-cell table:style-name="Tabelle4.E4" office:value-type="string">
            <text:p text:style-name="P2">#LENGTH5#</text:p>
          </table:table-cell>
          <table:table-cell table:style-name="Tabelle4.F4" office:value-type="string">
            <text:p text:style-name="P2">#LENGTH6#</text:p>
          </table:table-cell>
          <table:table-cell table:style-name="Tabelle4.G4" office:value-type="string">
            <text:p text:style-name="P2">#LENGTH7#</text:p>
          </table:table-cell>
          <table:table-cell table:style-name="Tabelle4.H2" office:value-type="string">
            <text:p text:style-name="P2">#LENGTH8#</text:p>
          </table:table-cell>
        </table:table-row>
        <table:table-row>
          <table:table-cell table:style-name="Tabelle4.A4" office:value-type="string">
            <text:p text:style-name="P2">#DATE1#</text:p>
          </table:table-cell>
          <table:table-cell table:style-name="Tabelle4.B4" office:value-type="string">
            <text:p text:style-name="P2">#DATE2#</text:p>
          </table:table-cell>
          <table:table-cell table:style-name="Tabelle4.C4" office:value-type="string">
            <text:p text:style-name="P2">#DATE3#</text:p>
          </table:table-cell>
          <table:table-cell table:style-name="Tabelle4.D4" office:value-type="string">
            <text:p text:style-name="P2">#DATE4#</text:p>
          </table:table-cell>
          <table:table-cell table:style-name="Tabelle4.E4" office:value-type="string">
            <text:p text:style-name="P2">#DATE5#</text:p>
          </table:table-cell>
          <table:table-cell table:style-name="Tabelle4.F4" office:value-type="string">
            <text:p text:style-name="P2">#DATE6#</text:p>
          </table:table-cell>
          <table:table-cell table:style-name="Tabelle4.G4" office:value-type="string">
            <text:p text:style-name="P2">#DATE7#</text:p>
          </table:table-cell>
          <table:table-cell table:style-name="Tabelle4.H3" office:value-type="string">
            <text:p text:style-name="P2">#DATE8#</text:p>
          </table:table-cell>
        </table:table-row>
        <table:table-row>
          <table:table-cell table:style-name="Tabelle4.A4" office:value-type="string">
            <text:p text:style-name="P2">#TIME1#</text:p>
          </table:table-cell>
          <table:table-cell table:style-name="Tabelle4.B4" office:value-type="string">
            <text:p text:style-name="P2">#TIME2#</text:p>
          </table:table-cell>
          <table:table-cell table:style-name="Tabelle4.C4" office:value-type="string">
            <text:p text:style-name="P2">#TIME3#</text:p>
          </table:table-cell>
          <table:table-cell table:style-name="Tabelle4.D4" office:value-type="string">
            <text:p text:style-name="P2">#TIME4#</text:p>
          </table:table-cell>
          <table:table-cell table:style-name="Tabelle4.E4" office:value-type="string">
            <text:p text:style-name="P2">#TIME5#</text:p>
          </table:table-cell>
          <table:table-cell table:style-name="Tabelle4.F4" office:value-type="string">
            <text:p text:style-name="P2">#TIME6#</text:p>
          </table:table-cell>
          <table:table-cell table:style-name="Tabelle4.G4" office:value-type="string">
            <text:p text:style-name="P2">#TIME7#</text:p>
          </table:table-cell>
          <table:table-cell table:style-name="Tabelle4.H4" office:value-type="string">
            <text:p text:style-name="P2">#TIME8#</text:p>
          </table:table-cell>
        </table:table-row>
        <table:table-row>
          <table:table-cell table:style-name="Tabelle4.A5" office:value-type="string">
            <text:p text:style-name="P4">#MEMBER1#</text:p>
          </table:table-cell>
          <table:table-cell table:style-name="Tabelle4.B5" office:value-type="string">
            <text:p text:style-name="P4">#MEMBER2#</text:p>
          </table:table-cell>
          <table:table-cell table:style-name="Tabelle4.C5" office:value-type="string">
            <text:p text:style-name="P4">#MEMBER3#</text:p>
          </table:table-cell>
          <table:table-cell table:style-name="Tabelle4.D5" office:value-type="string">
            <text:p text:style-name="P4">#MEMBER4#</text:p>
          </table:table-cell>
          <table:table-cell table:style-name="Tabelle4.E5" office:value-type="string">
            <text:p text:style-name="P4">#MEMBER5#</text:p>
          </table:table-cell>
          <table:table-cell table:style-name="Tabelle4.F5" office:value-type="string">
            <text:p text:style-name="P4">#MEMBER6#</text:p>
          </table:table-cell>
          <table:table-cell table:style-name="Tabelle4.G5" office:value-type="string">
            <text:p text:style-name="P4">#MEMBER7#</text:p>
          </table:table-cell>
          <table:table-cell table:style-name="Tabelle4.H5" office:value-type="string">
            <text:p text:style-name="P4">#MEMBER8#</text:p>
          </table:table-cell>
        </table:table-row>
      </table:table>
      <text:p text:style-name="P1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0.3cm" fo:margin-top="0.3cm" fo:margin-bottom="0.3cm" fo:margin-left="0.3cm" fo:margin-right="0.3cm" fo:border="0.99pt double #000000" style:border-line-width="0.035cm 0.035cm 0.035cm" fo:padding="0.04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rnelius Becher</meta:initial-creator>
    <meta:creation-date>2011-08-13T15:05:28.57</meta:creation-date>
    <dc:date>2012-07-12T19:45:18.76</dc:date>
    <meta:editing-duration>PT2H4M46S</meta:editing-duration>
    <meta:editing-cycles>29</meta:editing-cycles>
    <meta:generator>LibreOffice/3.5$Windows_x86 LibreOffice_project/235ab8a-3802056-4a8fed3-2d66ea8-e241b80</meta:generator>
    <meta:document-statistic meta:table-count="2" meta:image-count="0" meta:object-count="0" meta:page-count="1" meta:paragraph-count="43" meta:word-count="43" meta:character-count="372" meta:non-whitespace-character-count="372"/>
  </office:meta>
</office:document-meta>
</file>